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UsersColumns" style:family="table">
      <style:table-properties style:width="6.7083in" fo:margin-left="-0.0063in" table:align="left" style:may-break-between-rows="true" style:writing-mode="rl-tb" table:border-model="collapsing"/>
    </style:style>
    <style:style style:name="UsersColumns.A" style:family="table-column">
      <style:table-column-properties style:column-width="1.7708in"/>
    </style:style>
    <style:style style:name="UsersColumns.B" style:family="table-column">
      <style:table-column-properties style:column-width="2.8125in"/>
    </style:style>
    <style:style style:name="UsersColumns.C" style:family="table-column">
      <style:table-column-properties style:column-width="0.9375in"/>
    </style:style>
    <style:style style:name="UsersColumns.D" style:family="table-column">
      <style:table-column-properties style:column-width="0.8125in"/>
    </style:style>
    <style:style style:name="UsersColumns.E" style:family="table-column">
      <style:table-column-properties style:column-width="0.375in"/>
    </style:style>
    <style:style style:name="UsersColumns.1" style:family="table-row">
      <style:table-row-properties fo:keep-together="auto"/>
    </style:style>
    <style:style style:name="UsersColumns.A1" style:family="table-cell">
      <style:table-cell-properties style:vertical-align="middle" fo:background-color="transparent" fo:padding="0in" fo:border-left="none" fo:border-right="none" fo:border-top="0.75pt solid #ffffff" fo:border-bottom="0.75pt solid #ffffff" style:writing-mode="page">
        <style:background-image/>
      </style:table-cell-properties>
    </style:style>
    <style:style style:name="UsersColumns.A2" style:family="table-cell">
      <style:table-cell-properties style:vertical-align="middle" fo:background-color="transparent" fo:padding="0in" fo:border-left="none" fo:border-right="none" fo:border-top="none" fo:border-bottom="0.75pt solid #ffffff" style:writing-mode="page">
        <style:background-image/>
      </style:table-cell-properties>
    </style:style>
    <style:style style:name="UsersColumns.E2" style:family="table-cell" style:data-style-name="N10000">
      <style:table-cell-properties style:vertical-align="middle" fo:background-color="transparent" fo:padding="0in" fo:border-left="none" fo:border-right="none" fo:border-top="none" fo:border-bottom="0.75pt solid #ffffff" style:writing-mode="page">
        <style:background-image/>
      </style:table-cell-properties>
    </style:style>
    <style:style style:name="UsersColumns.A3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UsersColumns.B3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UsersColumns.C3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UsersColumns.D3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UsersColumns.E3" style:family="table-cell" style:data-style-name="N10000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UsersColumns.A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UsersColumns.B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UsersColumns.C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UsersColumns.D4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UsersColumns.A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UsersColumns.B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UsersColumns.C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UsersColumns.D6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UsersColumns.A7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UsersColumns.B7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UsersColumns.C7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UsersColumns.D7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4530c" officeooo:paragraph-rsid="0044530c"/>
    </style:style>
    <style:style style:name="P2" style:family="paragraph" style:parent-style-name="Standard">
      <style:paragraph-properties fo:text-align="end" style:justify-single-word="false" style:writing-mode="rl-tb"/>
      <style:text-properties fo:color="#fff5ce" officeooo:paragraph-rsid="004b72ac"/>
    </style:style>
    <style:style style:name="P3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6916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5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6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7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8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9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10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1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5333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572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aae0" officeooo:paragraph-rsid="005aaa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6b09" officeooo:paragraph-rsid="0061ef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81d9" officeooo:paragraph-rsid="006481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66f1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5160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writing-mode="lr-tb"/>
      <style:text-properties fo:color="#fff5ce" officeooo:rsid="004b72ac" officeooo:paragraph-rsid="004b72ac"/>
    </style:style>
    <style:style style:name="P20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aae0" officeooo:paragraph-rsid="005aaa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4e08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47e4" officeooo:paragraph-rsid="004f47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504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7c83" officeooo:paragraph-rsid="00557c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572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6b09" officeooo:paragraph-rsid="005a6b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aae0" officeooo:paragraph-rsid="005aaa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5e76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efa5" officeooo:paragraph-rsid="0061ef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6cfb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4ee3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ext_20_body">
      <style:paragraph-properties fo:text-align="start" style:justify-single-word="false"/>
      <style:text-properties officeooo:paragraph-rsid="00152b8b"/>
    </style:style>
    <style:style style:name="P35" style:family="paragraph" style:parent-style-name="Text_20_body">
      <style:paragraph-properties fo:text-align="center" style:justify-single-word="false"/>
      <style:text-properties officeooo:paragraph-rsid="001305cd"/>
    </style:style>
    <style:style style:name="P36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37" style:family="paragraph" style:parent-style-name="Heading_20_1">
      <style:paragraph-properties fo:text-align="center" style:justify-single-word="false"/>
      <style:text-properties officeooo:paragraph-rsid="001305cd"/>
    </style:style>
    <style:style style:name="P38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39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40" style:family="paragraph" style:parent-style-name="Standard" style:list-style-name="L2">
      <style:paragraph-properties fo:text-align="end" style:justify-single-word="false" style:writing-mode="rl-tb"/>
      <style:text-properties officeooo:rsid="0044530c" officeooo:paragraph-rsid="0044530c"/>
    </style:style>
    <style:style style:name="P41" style:family="paragraph" style:parent-style-name="Standard" style:list-style-name="L2">
      <style:paragraph-properties fo:text-align="end" style:justify-single-word="false" style:writing-mode="rl-tb"/>
      <style:text-properties officeooo:rsid="004b72ac" officeooo:paragraph-rsid="004b72ac"/>
    </style:style>
    <style:style style:name="P42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43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44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45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46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47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48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49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50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51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52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53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54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55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5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059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a8d5e"/>
    </style:style>
    <style:style style:name="T20" style:family="text">
      <style:text-properties officeooo:rsid="004e961f"/>
    </style:style>
    <style:style style:name="T21" style:family="text">
      <style:text-properties officeooo:rsid="004f816c"/>
    </style:style>
    <style:style style:name="T22" style:family="text">
      <style:text-properties officeooo:rsid="007059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<text:span text:style-name="T2">Data</text:span><text:span text:style-name="T3">b</text:span><text:span text:style-name="T2">ase Design Documentation</text:span><text:span text:style-name="T1"> </text:span></text:h>
      <text:p text:style-name="P36"/>
      <text:p text:style-name="P35"/>
      <text:h text:style-name="P39" text:outline-level="2">Global Attributes</text:h>
      <text:p text:style-name="P34"/>
      <text:list xml:id="list592876269" text:style-name="L1">
        <text:list-item>
          <text:p text:style-name="P42"><text:span text:style-name="T4">Id <text:s/>: <text:s/></text:span><text:span text:style-name="T5">این فیلد یک unique id برای هر row میباشد </text:span></text:p>
          <text:list>
            <text:list-item>
              <text:p text:style-name="P45">نوع : big int </text:p>
            </text:list-item>
            <text:list-item>
              <text:p text:style-name="P46">ویژگی ها : unsigned , index , unique , <text:span text:style-name="T6">primary key </text:span><text:span text:style-name="T7"><text:s/></text:span><text:span text:style-name="T8">autoincremen</text:span><text:span text:style-name="T20">t , not nullable</text:span></text:p>
            </text:list-item>
          </text:list>
        </text:list-item>
      </text:list>
      <text:p text:style-name="P6"/>
      <text:p text:style-name="P6"/>
      <text:list xml:id="list172249786168853" text:continue-numbering="true" text:style-name="L1">
        <text:list-item>
          <text:p text:style-name="P47">email : این فیلد برای ذخیره سازی ایمیل میباشد </text:p>
          <text:list>
            <text:list-item>
              <text:p text:style-name="P47">نوع : <text:span text:style-name="T9">varchar(64)</text:span></text:p>
            </text:list-item>
            <text:list-item>
              <text:p text:style-name="P48">ویژگی ها :‌ <text:span text:style-name="T10">index</text:span></text:p>
            </text:list-item>
          </text:list>
        </text:list-item>
      </text:list>
      <text:p text:style-name="P6"/>
      <text:list xml:id="list172250166550367" text:continue-numbering="true" text:style-name="L1">
        <text:list-item>
          <text:p text:style-name="P49">created_at : این فیلد برای ذخیره تاریخ ایجاد یک سطر در جداول استفاده میشود !!!!</text:p>
          <text:list>
            <text:list-item>
              <text:p text:style-name="P50">نوع :‌ <text:span text:style-name="T12">timestamp </text:span></text:p>
            </text:list-item>
            <text:list-item>
              <text:p text:style-name="P52">ویژگی ها : <text:span text:style-name="T15">nullable</text:span></text:p>
            </text:list-item>
          </text:list>
        </text:list-item>
      </text:list>
      <text:p text:style-name="P8"/>
      <text:p text:style-name="P7"/>
      <text:list xml:id="list172249444422975" text:continue-numbering="true" text:style-name="L1">
        <text:list-item>
          <text:p text:style-name="P43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51">نوع :‌ <text:span text:style-name="T12">timestamp </text:span></text:p>
            </text:list-item>
            <text:list-item>
              <text:p text:style-name="P53">ویژگی ها : <text:span text:style-name="T15">nullable</text:span></text:p>
            </text:list-item>
          </text:list>
        </text:list-item>
      </text:list>
      <text:p text:style-name="P9"/>
      <text:p text:style-name="P9"/>
      <text:p text:style-name="P9"/>
      <text:list xml:id="list172249863681212" text:continue-numbering="true" text:style-name="L1">
        <text:list-item>
          <text:p text:style-name="P54"><text:soft-page-break/>name : این فیلد برای ذخیره نام کاربران در جدول های است !!!!</text:p>
          <text:list>
            <text:list-item>
              <text:p text:style-name="P44"><text:span text:style-name="T17">نوع : varchar</text:span><text:span text:style-name="T18">(</text:span><text:span text:style-name="T19">42</text:span><text:span text:style-name="T18">)</text:span></text:p>
            </text:list-item>
            <text:list-item>
              <text:p text:style-name="P55">ویژگی : <text:span text:style-name="T21">not nullable , index</text:span></text:p>
            </text:list-item>
          </text:list>
        </text:list-item>
      </text:list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</text:p>
      <text:h text:style-name="P38" text:outline-level="1">Tables</text:h>
      <text:p text:style-name="P5"/>
      <text:list xml:id="list3824740416" text:style-name="L2">
        <text:list-item>
          <text:p text:style-name="P40">Users : <text:span text:style-name="T16">این جدول برای ذخیره کاربر های موجود در سیستم است !!!!</text:span></text:p>
          <text:list>
            <text:list-item>
              <text:p text:style-name="P41">ستون ها : </text:p>
            </text:list-item>
          </text:list>
        </text:list-item>
      </text:list>
      <text:p text:style-name="P19"/>
      <table:table table:name="UsersColumns" table:style-name="UsersColumns" table:template-name="Academic">
        <table:table-column table:style-name="UsersColumns.A"/>
        <table:table-column table:style-name="UsersColumns.B"/>
        <table:table-column table:style-name="UsersColumns.C"/>
        <table:table-column table:style-name="UsersColumns.D"/>
        <table:table-column table:style-name="UsersColumns.E"/>
        <table:table-row table:style-name="UsersColumns.1">
          <table:table-cell table:style-name="UsersColumns.A1" office:value-type="string">
            <text:p text:style-name="P23">Comment</text:p>
          </table:table-cell>
          <table:table-cell table:style-name="UsersColumns.A1" office:value-type="string">
            <text:p text:style-name="P23">Attributes</text:p>
          </table:table-cell>
          <table:table-cell table:style-name="UsersColumns.A1" office:value-type="string">
            <text:p text:style-name="P23">DataType</text:p>
          </table:table-cell>
          <table:table-cell table:style-name="UsersColumns.A1" office:value-type="string">
            <text:p text:style-name="P23">Name</text:p>
          </table:table-cell>
          <table:table-cell table:style-name="UsersColumns.A1" office:value-type="string">
            <text:p text:style-name="P23">#</text:p>
          </table:table-cell>
        </table:table-row>
        <table:table-row table:style-name="UsersColumns.1">
          <table:table-cell table:style-name="UsersColumns.A2" office:value-type="string">
            <text:p text:style-name="P22"/>
          </table:table-cell>
          <table:table-cell table:style-name="UsersColumns.A2" office:value-type="string">
            <text:p text:style-name="P33"><text:s/>unsigned , index , unique , <text:span text:style-name="T6">primary key , </text:span><text:span text:style-name="T8">autoincremen</text:span><text:span text:style-name="T20">t , not nullable</text:span></text:p>
          </table:table-cell>
          <table:table-cell table:style-name="UsersColumns.A2" office:value-type="string">
            <text:p text:style-name="P23">Big integer </text:p>
          </table:table-cell>
          <table:table-cell table:style-name="UsersColumns.A2" office:value-type="string">
            <text:p text:style-name="P23">Id</text:p>
          </table:table-cell>
          <table:table-cell table:style-name="UsersColumns.E2" office:value-type="float" office:value="1">
            <text:p text:style-name="P23">1</text:p>
          </table:table-cell>
        </table:table-row>
        <table:table-row table:style-name="UsersColumns.1">
          <table:table-cell table:style-name="UsersColumns.A7" office:value-type="string">
            <text:p text:style-name="P22"/>
          </table:table-cell>
          <table:table-cell table:style-name="UsersColumns.B3" office:value-type="string">
            <text:p text:style-name="P18">Index , not null </text:p>
          </table:table-cell>
          <table:table-cell table:style-name="UsersColumns.C3" office:value-type="string">
            <text:p text:style-name="P18">varchar(42)</text:p>
          </table:table-cell>
          <table:table-cell table:style-name="UsersColumns.D3" office:value-type="string">
            <text:p text:style-name="P32">name</text:p>
          </table:table-cell>
          <table:table-cell table:style-name="UsersColumns.E3" office:value-type="float" office:value="2">
            <text:p text:style-name="P24">2</text:p>
          </table:table-cell>
        </table:table-row>
        <table:table-row table:style-name="UsersColumns.1">
          <table:table-cell table:style-name="UsersColumns.A7" office:value-type="string">
            <text:p text:style-name="P22"/>
          </table:table-cell>
          <table:table-cell table:style-name="UsersColumns.B4" office:value-type="string">
            <text:p text:style-name="P11">Not null , index , unique</text:p>
          </table:table-cell>
          <table:table-cell table:style-name="UsersColumns.C4" office:value-type="string">
            <text:p text:style-name="P17">varchar(64)</text:p>
          </table:table-cell>
          <table:table-cell table:style-name="UsersColumns.D4" office:value-type="string">
            <text:p text:style-name="P25">email</text:p>
          </table:table-cell>
          <table:table-cell table:style-name="UsersColumns.E3" office:value-type="float" office:value="3">
            <text:p text:style-name="P25">3</text:p>
          </table:table-cell>
        </table:table-row>
        <table:table-row table:style-name="UsersColumns.1">
          <table:table-cell table:style-name="UsersColumns.A2" office:value-type="string">
            <text:p text:style-name="P22"/>
          </table:table-cell>
          <table:table-cell table:style-name="UsersColumns.A2" office:value-type="string">
            <text:p text:style-name="P56">Not null , index </text:p>
          </table:table-cell>
          <table:table-cell table:style-name="UsersColumns.A2" office:value-type="string">
            <text:p text:style-name="P12">varchar(60)</text:p>
          </table:table-cell>
          <table:table-cell table:style-name="UsersColumns.A2" office:value-type="string">
            <text:p text:style-name="P27">password</text:p>
          </table:table-cell>
          <table:table-cell table:style-name="UsersColumns.E2" office:value-type="float" office:value="4">
            <text:p text:style-name="P26">4</text:p>
          </table:table-cell>
        </table:table-row>
        <table:table-row table:style-name="UsersColumns.1">
          <table:table-cell table:style-name="UsersColumns.A7" office:value-type="string">
            <text:p text:style-name="P3">این فیلد برای active بودن یا نبودن user طراحی شده !!!!</text:p>
          </table:table-cell>
          <table:table-cell table:style-name="UsersColumns.B6" office:value-type="string">
            <text:p text:style-name="P16">Defualt 1</text:p>
          </table:table-cell>
          <table:table-cell table:style-name="UsersColumns.C6" office:value-type="string">
            <text:p text:style-name="P15">varchar(1)</text:p>
          </table:table-cell>
          <table:table-cell table:style-name="UsersColumns.D6" office:value-type="string">
            <text:p text:style-name="P30">status</text:p>
          </table:table-cell>
          <table:table-cell table:style-name="UsersColumns.E3" office:value-type="float" office:value="5">
            <text:p text:style-name="P28">5</text:p>
          </table:table-cell>
        </table:table-row>
        <table:table-row>
          <table:table-cell table:style-name="UsersColumns.A7" office:value-type="string">
            <text:p text:style-name="P20"/>
          </table:table-cell>
          <table:table-cell table:style-name="UsersColumns.B7" office:value-type="string">
            <text:p text:style-name="P14">nullable</text:p>
          </table:table-cell>
          <table:table-cell table:style-name="UsersColumns.C7" office:value-type="string">
            <text:p text:style-name="P14">timestamp</text:p>
          </table:table-cell>
          <table:table-cell table:style-name="UsersColumns.D7" office:value-type="string">
            <text:p text:style-name="P31">created_at</text:p>
          </table:table-cell>
          <table:table-cell table:style-name="UsersColumns.E3">
            <text:p text:style-name="P21"/>
          </table:table-cell>
        </table:table-row>
        <table:table-row table:style-name="UsersColumns.1">
          <table:table-cell table:style-name="UsersColumns.A2" office:value-type="string">
            <text:p text:style-name="P22"/>
          </table:table-cell>
          <table:table-cell table:style-name="UsersColumns.A2" office:value-type="string">
            <text:p text:style-name="P13">nullable</text:p>
          </table:table-cell>
          <table:table-cell table:style-name="UsersColumns.A2" office:value-type="string">
            <text:p text:style-name="P13">timestamp</text:p>
          </table:table-cell>
          <table:table-cell table:style-name="UsersColumns.A2" office:value-type="string">
            <text:p text:style-name="P29">updated_at</text:p>
          </table:table-cell>
          <table:table-cell table:style-name="UsersColumns.E2" office:value-type="float" office:value="6">
            <text:p text:style-name="P29">6</text:p>
          </table:table-cell>
        </table:table-row>
      </table:table>
      <text:p text:style-name="P19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000" number:language="fa" number:country="IR">
      <number:number number:min-integer-digits="1"/>
    </number:number-style>
    <number:text-style style:name="N10100" number:language="fa" number:country="IR">
      <number:text-content/>
    </number:text-style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  <style:style style:name="Academic.1" style:family="table-cell" style:data-style-name="N1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3" style:family="table-cell" style:data-style-name="N10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4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5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6" style:family="table-cell" style:data-style-name="N10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7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8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9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0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1" meta:image-count="0" meta:object-count="0" meta:page-count="3" meta:paragraph-count="54" meta:word-count="219" meta:character-count="1059" meta:non-whitespace-character-count="895"/>
  </office:meta>
</office:document-meta>
</file>